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Convert mm per second to km per hour 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rev/sec</text:p>
          </table:table-cell>
        </table:table-row>
        <table:table-row table:style-name="ro2">
          <table:table-cell office:value-type="string">
            <text:p>mm/sec</text:p>
          </table:table-cell>
          <table:table-cell table:style-name="Default" office:value-type="string">
            <text:p>km/hr</text:p>
          </table:table-cell>
          <table:table-cell/>
          <table:table-cell table:style-name="Default" office:value-type="string">
            <text:p>120m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4]*3600/1000000" office:value-type="float" office:value="0.036">
            <text:p>0.04</text:p>
          </table:table-cell>
          <table:table-cell/>
          <table:table-cell table:formula="of:=[.A4]/(120*3.141)" office:value-type="float" office:value="0.0265308288230924">
            <text:p>0.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5]*3600/1000000" office:value-type="float" office:value="0.072">
            <text:p>0.07</text:p>
          </table:table-cell>
          <table:table-cell/>
          <table:table-cell table:formula="of:=[.A5]/(120*3.141)" office:value-type="float" office:value="0.0530616576461849">
            <text:p>0.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]*3600/1000000" office:value-type="float" office:value="0.18">
            <text:p>0.18</text:p>
          </table:table-cell>
          <table:table-cell/>
          <table:table-cell table:formula="of:=[.A6]/(120*3.141)" office:value-type="float" office:value="0.132654144115462">
            <text:p>0.1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7]*3600/1000000" office:value-type="float" office:value="0.27">
            <text:p>0.27</text:p>
          </table:table-cell>
          <table:table-cell/>
          <table:table-cell table:formula="of:=[.A7]/(120*3.141)" office:value-type="float" office:value="0.198981216173193">
            <text:p>0.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8]*3600/1000000" office:value-type="float" office:value="0.36">
            <text:p>0.36</text:p>
          </table:table-cell>
          <table:table-cell/>
          <table:table-cell table:formula="of:=[.A8]/(120*3.141)" office:value-type="float" office:value="0.265308288230924">
            <text:p>0.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A9]*3600/1000000" office:value-type="float" office:value="0.72">
            <text:p>0.72</text:p>
          </table:table-cell>
          <table:table-cell/>
          <table:table-cell table:formula="of:=[.A9]/(120*3.141)" office:value-type="float" office:value="0.530616576461849">
            <text:p>0.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A10]*3600/1000000" office:value-type="float" office:value="1.8">
            <text:p>1.80</text:p>
          </table:table-cell>
          <table:table-cell/>
          <table:table-cell table:formula="of:=[.A10]/(120*3.141)" office:value-type="float" office:value="1.32654144115462">
            <text:p>1.3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[.A11]*3600/1000000" office:value-type="float" office:value="2.7">
            <text:p>2.70</text:p>
          </table:table-cell>
          <table:table-cell/>
          <table:table-cell table:formula="of:=[.A11]/(120*3.141)" office:value-type="float" office:value="1.98981216173193">
            <text:p>1.9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A12]*3600/1000000" office:value-type="float" office:value="3.6">
            <text:p>3.60</text:p>
          </table:table-cell>
          <table:table-cell/>
          <table:table-cell table:formula="of:=[.A12]/(120*3.141)" office:value-type="float" office:value="2.65308288230924">
            <text:p>2.6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A13]*3600/1000000" office:value-type="float" office:value="7.2">
            <text:p>7.20</text:p>
          </table:table-cell>
          <table:table-cell/>
          <table:table-cell table:formula="of:=[.A13]/(120*3.141)" office:value-type="float" office:value="5.30616576461849">
            <text:p>5.3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A14]*3600/1000000" office:value-type="float" office:value="18">
            <text:p>18.00</text:p>
          </table:table-cell>
          <table:table-cell/>
          <table:table-cell table:formula="of:=[.A14]/(120*3.141)" office:value-type="float" office:value="13.2654144115462">
            <text:p>13.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0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n Kratzmann</meta:initial-creator>
    <meta:creation-date>2018-03-19T19:50:45.93</meta:creation-date>
    <dc:date>2018-03-19T20:00:15.73</dc:date>
    <dc:creator>Von Kratzmann</dc:creator>
    <meta:editing-duration>PT9M30S</meta:editing-duration>
    <meta:editing-cycles>2</meta:editing-cycles>
    <meta:generator>OpenOffice/4.1.3$Win32 OpenOffice.org_project/413m1$Build-9783</meta:generator>
    <meta:document-statistic meta:table-count="3" meta:cell-count="38" meta:object-count="0"/>
  </office:meta>
</office:document-meta>
</file>